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82in"/>
    </style:style>
    <style:style style:name="co3" style:family="table-column">
      <style:table-column-properties fo:break-before="auto" style:column-width="0.6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43"/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QTY_HAVE</text:p>
          </table:table-cell>
          <table:table-cell office:value-type="string" calcext:value-type="string">
            <text:p>QTY_MOBO</text:p>
          </table:table-cell>
          <table:table-cell office:value-type="string" calcext:value-type="string">
            <text:p>QTY_ALU</text:p>
          </table:table-cell>
          <table:table-cell table:number-columns-repeated="4"/>
          <table:table-cell office:value-type="string" calcext:value-type="string">
            <text:p>Leftover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table:formula="of:=[.C2]-[.D2]-[.E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formula="of:=[.C3]-[.D3]-[.E3]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5" table:formula="of:=[.C4]-[.D4]-[.E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26" table:formula="of:=[.C5]-[.D5]-[.E5]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?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27" table:formula="of:=[.C6]-[.D6]-[.E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8" table:formula="of:=[.C7]-[.D7]-[.E7]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?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29" table:formula="of:=[.C8]-[.D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:8DEMUX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0" table:formula="of:=[.C9]-[.D9]-[.E9]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8:1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31" table:formula="of:=[.C10]-[.D10]-[.E1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:1 mux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2" table:formula="of:=[.C11]-[.D11]-[.E1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4x 2:1MUX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3" table:formula="of:=[.C12]-[.D12]-[.E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iftReg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4" table:formula="of:=[.C13]-[.D13]-[.E1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ll adder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5" table:formula="of:=[.C14]-[.D14]-[.E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float" office:value="377" calcext:value-type="float">
            <text:p>37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36" table:formula="of:=[.C15]-[.D15]-[.E15]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?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37" table:formula="of:=[.C16]-[.D16]-[.E16]" office:value-type="float" office:value="0" calcext:value-type="float">
            <text:p>0</text:p>
          </table:table-cell>
        </table:table-row>
        <calcext:conditional-formats>
          <calcext:conditional-format calcext:target-range-address="Sheet1.J2:Sheet1.J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3:Sheet1.J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3:Sheet1.J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4:Sheet1.J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4:Sheet1.J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5:Sheet1.J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5:Sheet1.J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6:Sheet1.J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16:Sheet1.J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D2:Sheet1.D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22:28:21.997840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7:13:32.462122115</meta:creation-date>
    <meta:generator>LibreOffice/6.4.7.2$Linux_X86_64 LibreOffice_project/40$Build-2</meta:generator>
    <dc:date>2023-03-27T22:30:34.121019213</dc:date>
    <meta:editing-duration>PT1H39M18S</meta:editing-duration>
    <meta:editing-cycles>11</meta:editing-cycles>
    <meta:document-statistic meta:table-count="1" meta:cell-count="96" meta:object-count="0"/>
  </office:meta>
</office:document-meta>
</file>